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text-properties fo:font-size="11pt" fo:font-style="italic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text-properties fo:font-size="11pt" fo:font-style="italic" style:font-size-asian="11pt" style:font-style-asian="italic" style:font-size-complex="11pt" style:font-style-complex="italic"/>
    </style:style>
    <style:style style:name="P7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mmes-champignons</text:p>
      <text:p text:style-name="Standard"/>
      <text:p text:style-name="P1">Attributs :</text:p>
      <text:p text:style-name="P3">Santé : 19</text:p>
      <text:p text:style-name="P3">Défense : 9 +5 = 14</text:p>
      <text:p text:style-name="P3"/>
      <text:p text:style-name="P3">Mana : 18</text:p>
      <text:p text:style-name="P3">Énergie : 15</text:p>
      <text:p text:style-name="P3"/>
      <text:p text:style-name="P3">Résistance physique : 2,5</text:p>
      <text:p text:style-name="P3">Résistance magique : 2</text:p>
      <text:p text:style-name="P3"/>
      <text:p text:style-name="P3">Puissance physique : 4</text:p>
      <text:p text:style-name="P3">Puissance magique : 4</text:p>
      <text:p text:style-name="P3"/>
      <text:p text:style-name="P3">Points d'actions : 5</text:p>
      <text:p text:style-name="Standard"/>
      <text:p text:style-name="P1">Caractéristiques :</text:p>
      <text:p text:style-name="P3">Force : 4</text:p>
      <text:p text:style-name="P3">Robustesse : 5</text:p>
      <text:p text:style-name="P3"/>
      <text:p text:style-name="P3">Endurance : 3</text:p>
      <text:p text:style-name="P3">Métabolisme : 6</text:p>
      <text:p text:style-name="P3"/>
      <text:p text:style-name="P3">Agilité : 3</text:p>
      <text:p text:style-name="P3">Dextérité : 4</text:p>
      <text:p text:style-name="P3"/>
      <text:p text:style-name="P3">Sagesse : 4</text:p>
      <text:p text:style-name="P3">Âme : 4</text:p>
      <text:p text:style-name="Standard"/>
      <text:p text:style-name="P1">Compétences :</text:p>
      <text:p text:style-name="P3">Arme : 2 + 3 = <text:s/>5</text:p>
      <text:p text:style-name="P3">Parade : 2 + 3 = 5</text:p>
      <text:p text:style-name="P3"/>
      <text:p text:style-name="P1">Capacités :</text:p>
      <text:p text:style-name="P7">Bombe fomgique :</text:p>
      <text:p text:style-name="P6">Type : magique</text:p>
      <text:p text:style-name="P6">Portée : Esprit[ 4 ] cases</text:p>
      <text:p text:style-name="P6">Coût : 3PA 3E 4M</text:p>
      <text:p text:style-name="P6">Effet : 1d6 poison, explosion 1</text:p>
      <text:p text:style-name="Standard"/>
      <text:p text:style-name="P1">Équipements :</text:p>
      <text:p text:style-name="P5">Masse :</text:p>
      <text:p text:style-name="P4">Force[ 4 ] cases portée</text:p>
      <text:p text:style-name="P4">PP/2 + 1d4 dmg contondant</text:p>
      <text:p text:style-name="P4">3 PA par attaque</text:p>
      <text:p text:style-name="P4">3 Durabilité</text:p>
      <text:p text:style-name="P4">8 Résista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ibault Martin-Teyssier</meta:initial-creator>
    <meta:creation-date>2018-10-14T12:06:14.41</meta:creation-date>
    <dc:date>2018-11-06T20:41:42.29</dc:date>
    <dc:creator>Thibault Martin-Teyssier</dc:creator>
    <meta:editing-duration>PT1H6M18S</meta:editing-duration>
    <meta:editing-cycles>117</meta:editing-cycles>
    <meta:generator>OpenOffice/4.1.5$Win32 OpenOffice.org_project/415m1$Build-9789</meta:generator>
    <meta:document-statistic meta:table-count="0" meta:image-count="0" meta:object-count="0" meta:page-count="1" meta:paragraph-count="36" meta:word-count="127" meta:character-count="570"/>
  </office:meta>
</office:document-meta>
</file>